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b29c" officeooo:paragraph-rsid="001eb29c"/>
    </style:style>
    <style:style style:name="P2" style:family="paragraph" style:parent-style-name="Standard">
      <style:text-properties officeooo:rsid="001eb29c" officeooo:paragraph-rsid="001eb29c"/>
    </style:style>
    <style:style style:name="P3" style:family="paragraph" style:parent-style-name="Standard">
      <style:text-properties officeooo:rsid="001f5835" officeooo:paragraph-rsid="001f58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:</text:p>
      <text:p text:style-name="P1"/>
      <text:p text:style-name="P3">Rack and pinion:</text:p>
      <text:p text:style-name="P1"><text:a xlink:type="simple" xlink:href="http://www.atlantadrives.com/" text:style-name="Internet_20_link" text:visited-style-name="Visited_20_Internet_20_Link">http://www.atlantadrives.com/</text:a></text:p>
      <text:p text:style-name="P1">http://www.cncrouterparts.com/standard-rack-and-pinion-drive-nema-23-p-50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0:06:17.174000000</meta:creation-date>
    <dc:date>2017-12-04T10:37:10.813000000</dc:date>
    <meta:editing-duration>PT52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4" meta:word-count="6" meta:character-count="131" meta:non-whitespace-character-count="129"/>
  </office:meta>
</office:document-meta>
</file>